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-code-pro" svg:font-family="source-code-pro, Consolas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0.5cm" table:align="left"/>
    </style:style>
    <style:style style:name="Tabla1.A" style:family="table-column">
      <style:table-column-properties style:column-width="0.746cm"/>
    </style:style>
    <style:style style:name="Tabla1.B" style:family="table-column">
      <style:table-column-properties style:column-width="19.754cm"/>
    </style:style>
    <style:style style:name="Tabla1.1" style:family="table-row">
      <style:table-row-properties fo:background-color="#eeeeee">
        <style:background-image/>
      </style:table-row-properties>
    </style:style>
    <style:style style:name="Tabla1.A1" style:family="table-cell">
      <style:table-cell-properties style:vertical-align="middle" fo:padding-left="0cm" fo:padding-right="0.049cm" fo:padding-top="0cm" fo:padding-bottom="0cm" fo:border-left="none" fo:border-right="1.5pt solid #999999" fo:border-top="none" fo:border-bottom="none"/>
    </style:style>
    <style:style style:name="Tabla1.B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variant="normal" fo:text-transform="none" style:font-name="source-code-pro" fo:font-style="normal" fo:font-weight="normal" loext:padding="0cm" loext:border="none"/>
    </style:style>
    <style:style style:name="P2" style:family="paragraph" style:parent-style-name="Standard">
      <style:text-properties officeooo:rsid="0005eee1" officeooo:paragraph-rsid="0005eee1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4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eeeee" fo:padding="0cm" fo:border="none"/>
    </style:style>
    <style:style style:name="T1" style:family="text">
      <style:text-properties fo:font-variant="normal" fo:text-transform="none" fo:color="#999999" style:font-name="source-code-pro" fo:font-size="11.2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999999" style:font-name="source-code-pro" fo:font-style="normal" fo:font-weight="bold" loext:padding="0cm" loext:border="none"/>
    </style:style>
    <style:style style:name="T3" style:family="text">
      <style:text-properties fo:font-variant="normal" fo:text-transform="none" fo:color="#000080" style:font-name="source-code-pro" fo:font-size="11.2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80" style:font-name="source-code-pro" fo:font-style="normal" fo:font-weight="normal" loext:padding="0cm" loext:border="none"/>
    </style:style>
    <style:style style:name="T5" style:family="text">
      <style:text-properties fo:font-variant="normal" fo:text-transform="none" fo:color="#008080" style:font-name="source-code-pro" fo:font-size="11.2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8080" style:font-name="source-code-pro" fo:font-style="normal" fo:font-weight="normal" loext:padding="0cm" loext:border="none"/>
    </style:style>
    <style:style style:name="T7" style:family="text">
      <style:text-properties fo:font-variant="normal" fo:text-transform="none" fo:color="#dd1144" style:font-name="source-code-pro" fo:font-size="11.2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dd1144" style:font-name="source-code-pro" fo:font-style="normal" fo:font-weight="normal" loext:padding="0cm" loext:border="none"/>
    </style:style>
    <style:style style:name="T9" style:family="text">
      <style:text-properties fo:font-variant="normal" fo:text-transform="none" fo:color="#333333" fo:letter-spacing="normal" loext:padding="0cm" loext:border="none"/>
    </style:style>
    <style:style style:name="T10" style:family="text">
      <style:text-properties fo:font-variant="normal" fo:text-transform="none" fo:color="#333333" style:font-name="source-code-pro" fo:font-size="11.2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333333" style:font-name="source-code-pro" fo:font-size="11.25pt" fo:letter-spacing="normal" fo:font-style="normal" fo:font-weight="bold" loext:padding="0cm" loext:border="none"/>
    </style:style>
    <style:style style:name="T12" style:family="text">
      <style:text-properties fo:font-variant="normal" fo:text-transform="none" fo:color="#333333" style:font-name="source-code-pro" fo:font-style="normal" fo:font-weight="normal" loext:padding="0cm" loext:border="none"/>
    </style:style>
    <style:style style:name="T13" style:family="text">
      <style:text-properties fo:font-variant="normal" fo:text-transform="none" fo:color="#333333" style:font-name="source-code-pro" fo:font-style="normal" fo:font-weight="bold" loext:padding="0cm" loext:border="none"/>
    </style:style>
    <style:style style:name="T14" style:family="text">
      <style:text-properties fo:font-variant="normal" fo:text-transform="none" fo:color="#333333" loext:padding="0cm" loext:border="none"/>
    </style:style>
    <style:style style:name="T15" style:family="text">
      <style:text-properties fo:font-variant="normal" fo:text-transform="none" fo:color="#990000" style:font-name="source-code-pro" fo:font-size="11.25pt" fo:letter-spacing="normal" fo:font-style="normal" fo:font-weight="bold" loext:padding="0cm" loext:border="none"/>
    </style:style>
    <style:style style:name="T16" style:family="text">
      <style:text-properties fo:font-variant="normal" fo:text-transform="none" fo:color="#990000" style:font-name="source-code-pro" fo:font-style="normal" fo:font-weight="bold" loext:padding="0cm" loext:border="none"/>
    </style:style>
    <style:style style:name="T17" style:family="text">
      <style:text-properties fo:font-variant="normal" fo:text-transform="none" fo:color="#009999" style:font-name="source-code-pro" fo:font-size="11.2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9999" style:font-name="source-code-pro" fo:font-style="normal" fo:font-weight="normal" loext:padding="0cm" loext:border="none"/>
    </style:style>
    <style:style style:name="T19" style:family="text">
      <style:text-properties fo:font-variant="normal" fo:text-transform="none" fo:color="#445588" style:font-name="source-code-pro" fo:font-size="11.25pt" fo:letter-spacing="normal" fo:font-style="normal" fo:font-weight="bold" loext:padding="0cm" loext:border="none"/>
    </style:style>
    <style:style style:name="T20" style:family="text">
      <style:text-properties fo:font-variant="normal" fo:text-transform="none" style:font-name="source-code-pro" fo:font-style="normal" fo:font-weight="normal" style:font-name-asian="source-code-pro" style:font-style-asian="normal" style:font-weight-asian="normal" style:font-name-complex="source-code-pro" style:font-style-complex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ource_20_Text"><text:span text:style-name="T1">&lt;!doctype html&gt;</text:span></text:span></text:p>
      <text:p text:style-name="P4"><text:span text:style-name="Source_20_Text"><text:span text:style-name="T3">&lt;html </text:span></text:span><text:span text:style-name="Source_20_Text"><text:span text:style-name="T5">lang</text:span></text:span><text:span text:style-name="Source_20_Text"><text:span text:style-name="T3">=</text:span></text:span><text:span text:style-name="Source_20_Text"><text:span text:style-name="T7">"en"</text:span></text:span><text:span text:style-name="Source_20_Text"><text:span text:style-name="T3">&gt;</text:span></text:span></text:p>
      <text:p text:style-name="P4"><text:span text:style-name="Source_20_Text"><text:span text:style-name="T3">&lt;head&gt;</text:span></text:span></text:p>
      <text:p text:style-name="P4"><text:span text:style-name="Source_20_Text"><text:span text:style-name="T9"><text:s text:c="2"/></text:span></text:span><text:span text:style-name="Source_20_Text"><text:span text:style-name="T3">&lt;meta </text:span></text:span><text:span text:style-name="Source_20_Text"><text:span text:style-name="T5">charset</text:span></text:span><text:span text:style-name="Source_20_Text"><text:span text:style-name="T3">=</text:span></text:span><text:span text:style-name="Source_20_Text"><text:span text:style-name="T7">"utf-8"</text:span></text:span><text:span text:style-name="Source_20_Text"><text:span text:style-name="T3">&gt;</text:span></text:span></text:p>
      <text:p text:style-name="P4"><text:span text:style-name="Source_20_Text"><text:span text:style-name="T9"><text:s text:c="2"/></text:span></text:span><text:span text:style-name="Source_20_Text"><text:span text:style-name="T3">&lt;meta </text:span></text:span><text:span text:style-name="Source_20_Text"><text:span text:style-name="T5">name</text:span></text:span><text:span text:style-name="Source_20_Text"><text:span text:style-name="T3">=</text:span></text:span><text:span text:style-name="Source_20_Text"><text:span text:style-name="T7">"viewport"</text:span></text:span><text:span text:style-name="Source_20_Text"><text:span text:style-name="T3"> </text:span></text:span><text:span text:style-name="Source_20_Text"><text:span text:style-name="T5">content</text:span></text:span><text:span text:style-name="Source_20_Text"><text:span text:style-name="T3">=</text:span></text:span><text:span text:style-name="Source_20_Text"><text:span text:style-name="T7">"width=device-width, initial-scale=1"</text:span></text:span><text:span text:style-name="Source_20_Text"><text:span text:style-name="T3">&gt;</text:span></text:span></text:p>
      <text:p text:style-name="P4"><text:span text:style-name="Source_20_Text"><text:span text:style-name="T9"><text:s text:c="2"/></text:span></text:span><text:span text:style-name="Source_20_Text"><text:span text:style-name="T3">&lt;title&gt;</text:span></text:span><text:span text:style-name="Source_20_Text"><text:span text:style-name="T10">jQuery UI Resizable - Default functionality</text:span></text:span><text:span text:style-name="Source_20_Text"><text:span text:style-name="T3">&lt;/title&gt;</text:span></text:span></text:p>
      <text:p text:style-name="P4"><text:span text:style-name="Source_20_Text"><text:span text:style-name="T9"><text:s text:c="2"/></text:span></text:span><text:span text:style-name="Source_20_Text"><text:span text:style-name="T3">&lt;link </text:span></text:span><text:span text:style-name="Source_20_Text"><text:span text:style-name="T5">rel</text:span></text:span><text:span text:style-name="Source_20_Text"><text:span text:style-name="T3">=</text:span></text:span><text:span text:style-name="Source_20_Text"><text:span text:style-name="T7">"stylesheet"</text:span></text:span><text:span text:style-name="Source_20_Text"><text:span text:style-name="T3"> </text:span></text:span><text:span text:style-name="Source_20_Text"><text:span text:style-name="T5">href</text:span></text:span><text:span text:style-name="Source_20_Text"><text:span text:style-name="T3">=</text:span></text:span><text:span text:style-name="Source_20_Text"><text:span text:style-name="T7">"//code.jquery.com/ui/1.12.1/themes/base/jquery-ui.css"</text:span></text:span><text:span text:style-name="Source_20_Text"><text:span text:style-name="T3">&gt;</text:span></text:span></text:p>
      <text:p text:style-name="P4"><text:span text:style-name="Source_20_Text"><text:span text:style-name="T9"><text:s text:c="2"/></text:span></text:span><text:span text:style-name="Source_20_Text"><text:span text:style-name="T3">&lt;link </text:span></text:span><text:span text:style-name="Source_20_Text"><text:span text:style-name="T5">rel</text:span></text:span><text:span text:style-name="Source_20_Text"><text:span text:style-name="T3">=</text:span></text:span><text:span text:style-name="Source_20_Text"><text:span text:style-name="T7">"stylesheet"</text:span></text:span><text:span text:style-name="Source_20_Text"><text:span text:style-name="T3"> </text:span></text:span><text:span text:style-name="Source_20_Text"><text:span text:style-name="T5">href</text:span></text:span><text:span text:style-name="Source_20_Text"><text:span text:style-name="T3">=</text:span></text:span><text:span text:style-name="Source_20_Text"><text:span text:style-name="T7">"/resources/demos/style.css"</text:span></text:span><text:span text:style-name="Source_20_Text"><text:span text:style-name="T3">&gt;</text:span></text:span></text:p>
      <text:p text:style-name="P4"><text:span text:style-name="Source_20_Text"><text:span text:style-name="T9"><text:s text:c="2"/></text:span></text:span><text:span text:style-name="Source_20_Text"><text:span text:style-name="T3">&lt;style&gt;</text:span></text:span></text:p>
      <text:p text:style-name="P4"><text:span text:style-name="Source_20_Text"><text:span text:style-name="T9"><text:s text:c="2"/></text:span></text:span><text:span text:style-name="Source_20_Text"><text:span text:style-name="T15">#resizable</text:span></text:span><text:span text:style-name="Source_20_Text"><text:span text:style-name="T10"> { </text:span></text:span><text:span text:style-name="Source_20_Text"><text:span text:style-name="T5">width</text:span></text:span><text:span text:style-name="Source_20_Text"><text:span text:style-name="T10">: </text:span></text:span><text:span text:style-name="Source_20_Text"><text:span text:style-name="T17">150</text:span></text:span><text:span text:style-name="Source_20_Text"><text:span text:style-name="T10">px; </text:span></text:span><text:span text:style-name="Source_20_Text"><text:span text:style-name="T5">height</text:span></text:span><text:span text:style-name="Source_20_Text"><text:span text:style-name="T10">: </text:span></text:span><text:span text:style-name="Source_20_Text"><text:span text:style-name="T17">150</text:span></text:span><text:span text:style-name="Source_20_Text"><text:span text:style-name="T10">px; </text:span></text:span><text:span text:style-name="Source_20_Text"><text:span text:style-name="T5">padding</text:span></text:span><text:span text:style-name="Source_20_Text"><text:span text:style-name="T10">: </text:span></text:span><text:span text:style-name="Source_20_Text"><text:span text:style-name="T17">0.5</text:span></text:span><text:span text:style-name="Source_20_Text"><text:span text:style-name="T10">em; }</text:span></text:span></text:p>
      <text:p text:style-name="P4"><text:span text:style-name="Source_20_Text"><text:span text:style-name="T9"><text:s text:c="2"/></text:span></text:span><text:span text:style-name="Source_20_Text"><text:span text:style-name="T15">#resizable</text:span></text:span><text:span text:style-name="Source_20_Text"><text:span text:style-name="T10"> </text:span></text:span><text:span text:style-name="Source_20_Text"><text:span text:style-name="T3">h3</text:span></text:span><text:span text:style-name="Source_20_Text"><text:span text:style-name="T10"> { </text:span></text:span><text:span text:style-name="Source_20_Text"><text:span text:style-name="T5">text-align</text:span></text:span><text:span text:style-name="Source_20_Text"><text:span text:style-name="T10">: center; </text:span></text:span><text:span text:style-name="Source_20_Text"><text:span text:style-name="T5">margin</text:span></text:span><text:span text:style-name="Source_20_Text"><text:span text:style-name="T10">: </text:span></text:span><text:span text:style-name="Source_20_Text"><text:span text:style-name="T17">0</text:span></text:span><text:span text:style-name="Source_20_Text"><text:span text:style-name="T10">; }</text:span></text:span></text:p>
      <text:p text:style-name="P4"><text:span text:style-name="Source_20_Text"><text:span text:style-name="T9"><text:s text:c="2"/></text:span></text:span><text:span text:style-name="Source_20_Text"><text:span text:style-name="T3">&lt;/style&gt;</text:span></text:span></text:p>
      <text:p text:style-name="P4"><text:span text:style-name="Source_20_Text"><text:span text:style-name="T9"><text:s text:c="2"/></text:span></text:span><text:span text:style-name="Source_20_Text"><text:span text:style-name="T3">&lt;script </text:span></text:span><text:span text:style-name="Source_20_Text"><text:span text:style-name="T5">src</text:span></text:span><text:span text:style-name="Source_20_Text"><text:span text:style-name="T3">=</text:span></text:span><text:span text:style-name="Source_20_Text"><text:span text:style-name="T7">"https://code.jquery.com/jquery-1.12.4.js"</text:span></text:span><text:span text:style-name="Source_20_Text"><text:span text:style-name="T3">&gt;&lt;/script&gt;</text:span></text:span></text:p>
      <text:p text:style-name="P4"><text:span text:style-name="Source_20_Text"><text:span text:style-name="T9"><text:s text:c="2"/></text:span></text:span><text:span text:style-name="Source_20_Text"><text:span text:style-name="T3">&lt;script </text:span></text:span><text:span text:style-name="Source_20_Text"><text:span text:style-name="T5">src</text:span></text:span><text:span text:style-name="Source_20_Text"><text:span text:style-name="T3">=</text:span></text:span><text:span text:style-name="Source_20_Text"><text:span text:style-name="T7">"https://code.jquery.com/ui/1.12.1/jquery-ui.js"</text:span></text:span><text:span text:style-name="Source_20_Text"><text:span text:style-name="T3">&gt;&lt;/script&gt;</text:span></text:span></text:p>
      <text:p text:style-name="P4"><text:span text:style-name="Source_20_Text"><text:span text:style-name="T9"><text:s text:c="2"/></text:span></text:span><text:span text:style-name="Source_20_Text"><text:span text:style-name="T3">&lt;script&gt;</text:span></text:span></text:p>
      <text:p text:style-name="P4"><text:span text:style-name="Source_20_Text"><text:span text:style-name="T9"><text:s text:c="2"/></text:span></text:span><text:span text:style-name="Source_20_Text"><text:span text:style-name="T10">$( </text:span></text:span><text:span text:style-name="Source_20_Text"><text:span text:style-name="T11">function</text:span></text:span><text:span text:style-name="Source_20_Text"><text:span text:style-name="T10">() {</text:span></text:span></text:p>
      <text:p text:style-name="P4"><text:span text:style-name="Source_20_Text"><text:span text:style-name="T9"><text:s text:c="4"/></text:span></text:span><text:span text:style-name="Source_20_Text"><text:span text:style-name="T10">$( </text:span></text:span><text:span text:style-name="Source_20_Text"><text:span text:style-name="T7">"#resizable"</text:span></text:span><text:span text:style-name="Source_20_Text"><text:span text:style-name="T10"> ).resizable();</text:span></text:span></text:p>
      <text:p text:style-name="P4"><text:span text:style-name="Source_20_Text"><text:span text:style-name="T9"><text:s text:c="2"/></text:span></text:span><text:span text:style-name="Source_20_Text"><text:span text:style-name="T10">} );</text:span></text:span></text:p>
      <text:p text:style-name="P4"><text:span text:style-name="Source_20_Text"><text:span text:style-name="T9"><text:s text:c="2"/></text:span></text:span><text:span text:style-name="Source_20_Text"><text:span text:style-name="T3">&lt;/script&gt;</text:span></text:span></text:p>
      <text:p text:style-name="P4"><text:span text:style-name="Source_20_Text"><text:span text:style-name="T3">&lt;/head&gt;</text:span></text:span></text:p>
      <text:p text:style-name="P4"><text:span text:style-name="Source_20_Text"><text:span text:style-name="T3">&lt;body&gt;</text:span></text:span></text:p>
      <text:p text:style-name="P4"><text:span text:style-name="Source_20_Text"><text:span text:style-name="T9"><text:s/></text:span></text:span></text:p>
      <text:p text:style-name="P4"><text:span text:style-name="Source_20_Text"><text:span text:style-name="T3">&lt;div </text:span></text:span><text:span text:style-name="Source_20_Text"><text:span text:style-name="T5">id</text:span></text:span><text:span text:style-name="Source_20_Text"><text:span text:style-name="T3">=</text:span></text:span><text:span text:style-name="Source_20_Text"><text:span text:style-name="T7">"resizable"</text:span></text:span><text:span text:style-name="Source_20_Text"><text:span text:style-name="T3"> </text:span></text:span><text:span text:style-name="Source_20_Text"><text:span text:style-name="T5">class</text:span></text:span><text:span text:style-name="Source_20_Text"><text:span text:style-name="T3">=</text:span></text:span><text:span text:style-name="Source_20_Text"><text:span text:style-name="T7">"ui-widget-content"</text:span></text:span><text:span text:style-name="Source_20_Text"><text:span text:style-name="T3">&gt;</text:span></text:span></text:p>
      <text:p text:style-name="P4"><text:span text:style-name="Source_20_Text"><text:span text:style-name="T9"><text:s text:c="2"/></text:span></text:span><text:span text:style-name="Source_20_Text"><text:span text:style-name="T3">&lt;h3 </text:span></text:span><text:span text:style-name="Source_20_Text"><text:span text:style-name="T5">class</text:span></text:span><text:span text:style-name="Source_20_Text"><text:span text:style-name="T3">=</text:span></text:span><text:span text:style-name="Source_20_Text"><text:span text:style-name="T7">"ui-widget-header"</text:span></text:span><text:span text:style-name="Source_20_Text"><text:span text:style-name="T3">&gt;</text:span></text:span><text:span text:style-name="Source_20_Text"><text:span text:style-name="T10">Resizable</text:span></text:span><text:span text:style-name="Source_20_Text"><text:span text:style-name="T3">&lt;/h3&gt;</text:span></text:span></text:p>
      <text:p text:style-name="P4"><text:span text:style-name="Source_20_Text"><text:span text:style-name="T3">&lt;/div&gt;</text:span></text:span></text:p>
      <text:p text:style-name="P4"><text:span text:style-name="Source_20_Text"><text:span text:style-name="T9"><text:s/></text:span></text:span></text:p>
      <text:p text:style-name="P4"><text:span text:style-name="Source_20_Text"><text:span text:style-name="T9"><text:s/></text:span></text:span></text:p>
      <text:p text:style-name="P4"><text:span text:style-name="Source_20_Text"><text:span text:style-name="T3">&lt;/body&gt;</text:span></text:span></text:p>
      <text:p text:style-name="P4"><text:span text:style-name="Source_20_Text"><text:span text:style-name="T3">&lt;/html&gt;</text:span></text:span></text:p>
      <text:p text:style-name="Standard"/>
      <text:p text:style-name="P2">Seleccionar</text:p>
      <text:p text:style-name="P2"/>
      <text:p text:style-name="P2"/>
      <text:p text:style-name="P2"/>
      <text:p text:style-name="P4"><text:span text:style-name="Source_20_Text"><text:span text:style-name="T1">&lt;!doctype html&gt;</text:span></text:span></text:p>
      <text:p text:style-name="P4"><text:span text:style-name="Source_20_Text"><text:span text:style-name="T3">&lt;html </text:span></text:span><text:span text:style-name="Source_20_Text"><text:span text:style-name="T5">lang</text:span></text:span><text:span text:style-name="Source_20_Text"><text:span text:style-name="T3">=</text:span></text:span><text:span text:style-name="Source_20_Text"><text:span text:style-name="T7">"en"</text:span></text:span><text:span text:style-name="Source_20_Text"><text:span text:style-name="T3">&gt;</text:span></text:span></text:p>
      <text:p text:style-name="P4"><text:span text:style-name="Source_20_Text"><text:span text:style-name="T3">&lt;head&gt;</text:span></text:span></text:p>
      <text:p text:style-name="P4"><text:span text:style-name="Source_20_Text"><text:span text:style-name="T9"><text:s text:c="2"/></text:span></text:span><text:span text:style-name="Source_20_Text"><text:span text:style-name="T3">&lt;meta </text:span></text:span><text:span text:style-name="Source_20_Text"><text:span text:style-name="T5">charset</text:span></text:span><text:span text:style-name="Source_20_Text"><text:span text:style-name="T3">=</text:span></text:span><text:span text:style-name="Source_20_Text"><text:span text:style-name="T7">"utf-8"</text:span></text:span><text:span text:style-name="Source_20_Text"><text:span text:style-name="T3">&gt;</text:span></text:span></text:p>
      <text:p text:style-name="P4"><text:span text:style-name="Source_20_Text"><text:span text:style-name="T9"><text:s text:c="2"/></text:span></text:span><text:span text:style-name="Source_20_Text"><text:span text:style-name="T3">&lt;meta </text:span></text:span><text:span text:style-name="Source_20_Text"><text:span text:style-name="T5">name</text:span></text:span><text:span text:style-name="Source_20_Text"><text:span text:style-name="T3">=</text:span></text:span><text:span text:style-name="Source_20_Text"><text:span text:style-name="T7">"viewport"</text:span></text:span><text:span text:style-name="Source_20_Text"><text:span text:style-name="T3"> </text:span></text:span><text:span text:style-name="Source_20_Text"><text:span text:style-name="T5">content</text:span></text:span><text:span text:style-name="Source_20_Text"><text:span text:style-name="T3">=</text:span></text:span><text:span text:style-name="Source_20_Text"><text:span text:style-name="T7">"width=device-width, initial-scale=1"</text:span></text:span><text:span text:style-name="Source_20_Text"><text:span text:style-name="T3">&gt;</text:span></text:span></text:p>
      <text:p text:style-name="P4"><text:span text:style-name="Source_20_Text"><text:span text:style-name="T9"><text:s text:c="2"/></text:span></text:span><text:span text:style-name="Source_20_Text"><text:span text:style-name="T3">&lt;title&gt;</text:span></text:span><text:span text:style-name="Source_20_Text"><text:span text:style-name="T10">jQuery UI Selectable - Default functionality</text:span></text:span><text:span text:style-name="Source_20_Text"><text:span text:style-name="T3">&lt;/title&gt;</text:span></text:span></text:p>
      <text:p text:style-name="P4"><text:span text:style-name="Source_20_Text"><text:span text:style-name="T9"><text:s text:c="2"/></text:span></text:span><text:span text:style-name="Source_20_Text"><text:span text:style-name="T3">&lt;link </text:span></text:span><text:span text:style-name="Source_20_Text"><text:span text:style-name="T5">rel</text:span></text:span><text:span text:style-name="Source_20_Text"><text:span text:style-name="T3">=</text:span></text:span><text:span text:style-name="Source_20_Text"><text:span text:style-name="T7">"stylesheet"</text:span></text:span><text:span text:style-name="Source_20_Text"><text:span text:style-name="T3"> </text:span></text:span><text:span text:style-name="Source_20_Text"><text:span text:style-name="T5">href</text:span></text:span><text:span text:style-name="Source_20_Text"><text:span text:style-name="T3">=</text:span></text:span><text:span text:style-name="Source_20_Text"><text:span text:style-name="T7">"//code.jquery.com/ui/1.12.1/themes/base/jquery-ui.css"</text:span></text:span><text:span text:style-name="Source_20_Text"><text:span text:style-name="T3">&gt;</text:span></text:span></text:p>
      <text:p text:style-name="P4"><text:span text:style-name="Source_20_Text"><text:span text:style-name="T9"><text:s text:c="2"/></text:span></text:span><text:span text:style-name="Source_20_Text"><text:span text:style-name="T3">&lt;link </text:span></text:span><text:span text:style-name="Source_20_Text"><text:span text:style-name="T5">rel</text:span></text:span><text:span text:style-name="Source_20_Text"><text:span text:style-name="T3">=</text:span></text:span><text:span text:style-name="Source_20_Text"><text:span text:style-name="T7">"stylesheet"</text:span></text:span><text:span text:style-name="Source_20_Text"><text:span text:style-name="T3"> </text:span></text:span><text:span text:style-name="Source_20_Text"><text:span text:style-name="T5">href</text:span></text:span><text:span text:style-name="Source_20_Text"><text:span text:style-name="T3">=</text:span></text:span><text:span text:style-name="Source_20_Text"><text:span text:style-name="T7">"/resources/demos/style.css"</text:span></text:span><text:span text:style-name="Source_20_Text"><text:span text:style-name="T3">&gt;</text:span></text:span></text:p>
      <text:p text:style-name="P4"><text:span text:style-name="Source_20_Text"><text:span text:style-name="T9"><text:s/></text:span></text:span></text:p>
      <text:p text:style-name="P4"><text:span text:style-name="Source_20_Text"><text:span text:style-name="T9"><text:s text:c="2"/></text:span></text:span><text:span text:style-name="Source_20_Text"><text:span text:style-name="T3">&lt;style&gt;</text:span></text:span></text:p>
      <text:p text:style-name="P4"><text:span text:style-name="Source_20_Text"><text:span text:style-name="T9"><text:s text:c="2"/></text:span></text:span><text:span text:style-name="Source_20_Text"><text:span text:style-name="T15">#feedback</text:span></text:span><text:span text:style-name="Source_20_Text"><text:span text:style-name="T10"> { </text:span></text:span><text:span text:style-name="Source_20_Text"><text:span text:style-name="T5">font-size</text:span></text:span><text:span text:style-name="Source_20_Text"><text:span text:style-name="T10">: </text:span></text:span><text:span text:style-name="Source_20_Text"><text:span text:style-name="T17">1.4</text:span></text:span><text:span text:style-name="Source_20_Text"><text:span text:style-name="T10">em; }</text:span></text:span></text:p>
      <text:p text:style-name="P4"><text:span text:style-name="Source_20_Text"><text:span text:style-name="T9"><text:s text:c="2"/></text:span></text:span><text:span text:style-name="Source_20_Text"><text:span text:style-name="T15">#selectable</text:span></text:span><text:span text:style-name="Source_20_Text"><text:span text:style-name="T10"> </text:span></text:span><text:span text:style-name="Source_20_Text"><text:span text:style-name="T19">.ui-selecting</text:span></text:span><text:span text:style-name="Source_20_Text"><text:span text:style-name="T10"> { </text:span></text:span><text:span text:style-name="Source_20_Text"><text:span text:style-name="T5">background</text:span></text:span><text:span text:style-name="Source_20_Text"><text:span text:style-name="T10">: </text:span></text:span><text:span text:style-name="Source_20_Text"><text:span text:style-name="T17">#FECA40</text:span></text:span><text:span text:style-name="Source_20_Text"><text:span text:style-name="T10">; }</text:span></text:span></text:p>
      <text:p text:style-name="P4"><text:span text:style-name="Source_20_Text"><text:span text:style-name="T9"><text:s text:c="2"/></text:span></text:span><text:span text:style-name="Source_20_Text"><text:span text:style-name="T15">#selectable</text:span></text:span><text:span text:style-name="Source_20_Text"><text:span text:style-name="T10"> </text:span></text:span><text:span text:style-name="Source_20_Text"><text:span text:style-name="T19">.ui-selected</text:span></text:span><text:span text:style-name="Source_20_Text"><text:span text:style-name="T10"> { </text:span></text:span><text:span text:style-name="Source_20_Text"><text:span text:style-name="T5">background</text:span></text:span><text:span text:style-name="Source_20_Text"><text:span text:style-name="T10">: </text:span></text:span><text:span text:style-name="Source_20_Text"><text:span text:style-name="T17">#F39814</text:span></text:span><text:span text:style-name="Source_20_Text"><text:span text:style-name="T10">; </text:span></text:span><text:span text:style-name="Source_20_Text"><text:span text:style-name="T5">color</text:span></text:span><text:span text:style-name="Source_20_Text"><text:span text:style-name="T10">: white; }</text:span></text:span></text:p>
      <text:p text:style-name="P4"><text:span text:style-name="Source_20_Text"><text:span text:style-name="T9"><text:s text:c="2"/></text:span></text:span><text:span text:style-name="Source_20_Text"><text:span text:style-name="T15">#selectable</text:span></text:span><text:span text:style-name="Source_20_Text"><text:span text:style-name="T10"> { </text:span></text:span><text:span text:style-name="Source_20_Text"><text:span text:style-name="T5">list-style-type</text:span></text:span><text:span text:style-name="Source_20_Text"><text:span text:style-name="T10">: none; </text:span></text:span><text:span text:style-name="Source_20_Text"><text:span text:style-name="T5">margin</text:span></text:span><text:span text:style-name="Source_20_Text"><text:span text:style-name="T10">: </text:span></text:span><text:span text:style-name="Source_20_Text"><text:span text:style-name="T17">0</text:span></text:span><text:span text:style-name="Source_20_Text"><text:span text:style-name="T10">; </text:span></text:span><text:span text:style-name="Source_20_Text"><text:span text:style-name="T5">padding</text:span></text:span><text:span text:style-name="Source_20_Text"><text:span text:style-name="T10">: </text:span></text:span><text:span text:style-name="Source_20_Text"><text:span text:style-name="T17">0</text:span></text:span><text:span text:style-name="Source_20_Text"><text:span text:style-name="T10">; </text:span></text:span><text:span text:style-name="Source_20_Text"><text:span text:style-name="T5">width</text:span></text:span><text:span text:style-name="Source_20_Text"><text:span text:style-name="T10">: </text:span></text:span><text:span text:style-name="Source_20_Text"><text:span text:style-name="T17">60</text:span></text:span><text:span text:style-name="Source_20_Text"><text:span text:style-name="T10">%; }</text:span></text:span></text:p>
      <text:p text:style-name="P4"><text:span text:style-name="Source_20_Text"><text:span text:style-name="T9"><text:s text:c="2"/></text:span></text:span><text:span text:style-name="Source_20_Text"><text:span text:style-name="T15">#selectable</text:span></text:span><text:span text:style-name="Source_20_Text"><text:span text:style-name="T10"> </text:span></text:span><text:span text:style-name="Source_20_Text"><text:span text:style-name="T3">li</text:span></text:span><text:span text:style-name="Source_20_Text"><text:span text:style-name="T10"> { </text:span></text:span><text:span text:style-name="Source_20_Text"><text:span text:style-name="T5">margin</text:span></text:span><text:span text:style-name="Source_20_Text"><text:span text:style-name="T10">: </text:span></text:span><text:span text:style-name="Source_20_Text"><text:span text:style-name="T17">3</text:span></text:span><text:span text:style-name="Source_20_Text"><text:span text:style-name="T10">px; </text:span></text:span><text:span text:style-name="Source_20_Text"><text:span text:style-name="T5">padding</text:span></text:span><text:span text:style-name="Source_20_Text"><text:span text:style-name="T10">: </text:span></text:span><text:span text:style-name="Source_20_Text"><text:span text:style-name="T17">0.4</text:span></text:span><text:span text:style-name="Source_20_Text"><text:span text:style-name="T10">em; </text:span></text:span><text:span text:style-name="Source_20_Text"><text:span text:style-name="T5">font-size</text:span></text:span><text:span text:style-name="Source_20_Text"><text:span text:style-name="T10">: </text:span></text:span><text:span text:style-name="Source_20_Text"><text:span text:style-name="T17">1.4</text:span></text:span><text:span text:style-name="Source_20_Text"><text:span text:style-name="T10">em; </text:span></text:span><text:span text:style-name="Source_20_Text"><text:span text:style-name="T5">height</text:span></text:span><text:span text:style-name="Source_20_Text"><text:span text:style-name="T10">: </text:span></text:span><text:span text:style-name="Source_20_Text"><text:span text:style-name="T17">18</text:span></text:span><text:span text:style-name="Source_20_Text"><text:span text:style-name="T10">px; }</text:span></text:span></text:p>
      <text:p text:style-name="P4"><text:span text:style-name="Source_20_Text"><text:span text:style-name="T9"><text:s text:c="2"/></text:span></text:span><text:span text:style-name="Source_20_Text"><text:span text:style-name="T3">&lt;/style&gt;</text:span></text:span></text:p>
      <text:p text:style-name="P4"><text:span text:style-name="Source_20_Text"><text:span text:style-name="T9"><text:s text:c="2"/></text:span></text:span><text:span text:style-name="Source_20_Text"><text:span text:style-name="T3">&lt;script </text:span></text:span><text:span text:style-name="Source_20_Text"><text:span text:style-name="T5">src</text:span></text:span><text:span text:style-name="Source_20_Text"><text:span text:style-name="T3">=</text:span></text:span><text:span text:style-name="Source_20_Text"><text:span text:style-name="T7">"https://code.jquery.com/jquery-1.12.4.js"</text:span></text:span><text:span text:style-name="Source_20_Text"><text:span text:style-name="T3">&gt;&lt;/script&gt;</text:span></text:span></text:p>
      <text:p text:style-name="P4"><text:soft-page-break/><text:span text:style-name="Source_20_Text"><text:span text:style-name="T9"><text:s text:c="2"/></text:span></text:span><text:span text:style-name="Source_20_Text"><text:span text:style-name="T3">&lt;script </text:span></text:span><text:span text:style-name="Source_20_Text"><text:span text:style-name="T5">src</text:span></text:span><text:span text:style-name="Source_20_Text"><text:span text:style-name="T3">=</text:span></text:span><text:span text:style-name="Source_20_Text"><text:span text:style-name="T7">"https://code.jquery.com/ui/1.12.1/jquery-ui.js"</text:span></text:span><text:span text:style-name="Source_20_Text"><text:span text:style-name="T3">&gt;&lt;/script&gt;</text:span></text:span></text:p>
      <text:p text:style-name="P4"><text:span text:style-name="Source_20_Text"><text:span text:style-name="T9"><text:s text:c="2"/></text:span></text:span><text:span text:style-name="Source_20_Text"><text:span text:style-name="T3">&lt;script&gt;</text:span></text:span></text:p>
      <text:p text:style-name="P4"><text:span text:style-name="Source_20_Text"><text:span text:style-name="T9"><text:s text:c="2"/></text:span></text:span><text:span text:style-name="Source_20_Text"><text:span text:style-name="T10">$( </text:span></text:span><text:span text:style-name="Source_20_Text"><text:span text:style-name="T11">function</text:span></text:span><text:span text:style-name="Source_20_Text"><text:span text:style-name="T10">() {</text:span></text:span></text:p>
      <text:p text:style-name="P4"><text:span text:style-name="Source_20_Text"><text:span text:style-name="T9"><text:s text:c="4"/></text:span></text:span><text:span text:style-name="Source_20_Text"><text:span text:style-name="T10">$( </text:span></text:span><text:span text:style-name="Source_20_Text"><text:span text:style-name="T7">"#selectable"</text:span></text:span><text:span text:style-name="Source_20_Text"><text:span text:style-name="T10"> ).selectable();</text:span></text:span></text:p>
      <text:p text:style-name="P4"><text:span text:style-name="Source_20_Text"><text:span text:style-name="T9"><text:s text:c="2"/></text:span></text:span><text:span text:style-name="Source_20_Text"><text:span text:style-name="T10">} );</text:span></text:span></text:p>
      <text:p text:style-name="P4"><text:span text:style-name="Source_20_Text"><text:span text:style-name="T9"><text:s text:c="2"/></text:span></text:span><text:span text:style-name="Source_20_Text"><text:span text:style-name="T3">&lt;/script&gt;</text:span></text:span></text:p>
      <text:p text:style-name="P4"><text:span text:style-name="Source_20_Text"><text:span text:style-name="T3">&lt;/head&gt;</text:span></text:span></text:p>
      <text:p text:style-name="P4"><text:span text:style-name="Source_20_Text"><text:span text:style-name="T3">&lt;body&gt;</text:span></text:span></text:p>
      <text:p text:style-name="P4"><text:span text:style-name="Source_20_Text"><text:span text:style-name="T9"><text:s/></text:span></text:span></text:p>
      <text:p text:style-name="P4"><text:span text:style-name="Source_20_Text"><text:span text:style-name="T3">&lt;ol </text:span></text:span><text:span text:style-name="Source_20_Text"><text:span text:style-name="T5">id</text:span></text:span><text:span text:style-name="Source_20_Text"><text:span text:style-name="T3">=</text:span></text:span><text:span text:style-name="Source_20_Text"><text:span text:style-name="T7">"selectable"</text:span></text:span><text:span text:style-name="Source_20_Text"><text:span text:style-name="T3">&gt;</text:span></text:span></text:p>
      <text:p text:style-name="P4"><text:span text:style-name="Source_20_Text"><text:span text:style-name="T9"><text:s text:c="2"/></text:span></text:span><text:span text:style-name="Source_20_Text"><text:span text:style-name="T3">&lt;li </text:span></text:span><text:span text:style-name="Source_20_Text"><text:span text:style-name="T5">class</text:span></text:span><text:span text:style-name="Source_20_Text"><text:span text:style-name="T3">=</text:span></text:span><text:span text:style-name="Source_20_Text"><text:span text:style-name="T7">"ui-widget-content"</text:span></text:span><text:span text:style-name="Source_20_Text"><text:span text:style-name="T3">&gt;</text:span></text:span><text:span text:style-name="Source_20_Text"><text:span text:style-name="T10">Item 1</text:span></text:span><text:span text:style-name="Source_20_Text"><text:span text:style-name="T3">&lt;/li&gt;</text:span></text:span></text:p>
      <text:p text:style-name="P4"><text:span text:style-name="Source_20_Text"><text:span text:style-name="T9"><text:s text:c="2"/></text:span></text:span><text:span text:style-name="Source_20_Text"><text:span text:style-name="T3">&lt;li </text:span></text:span><text:span text:style-name="Source_20_Text"><text:span text:style-name="T5">class</text:span></text:span><text:span text:style-name="Source_20_Text"><text:span text:style-name="T3">=</text:span></text:span><text:span text:style-name="Source_20_Text"><text:span text:style-name="T7">"ui-widget-content"</text:span></text:span><text:span text:style-name="Source_20_Text"><text:span text:style-name="T3">&gt;</text:span></text:span><text:span text:style-name="Source_20_Text"><text:span text:style-name="T10">Item 2</text:span></text:span><text:span text:style-name="Source_20_Text"><text:span text:style-name="T3">&lt;/li&gt;</text:span></text:span></text:p>
      <text:p text:style-name="P4"><text:span text:style-name="Source_20_Text"><text:span text:style-name="T9"><text:s text:c="2"/></text:span></text:span><text:span text:style-name="Source_20_Text"><text:span text:style-name="T3">&lt;li </text:span></text:span><text:span text:style-name="Source_20_Text"><text:span text:style-name="T5">class</text:span></text:span><text:span text:style-name="Source_20_Text"><text:span text:style-name="T3">=</text:span></text:span><text:span text:style-name="Source_20_Text"><text:span text:style-name="T7">"ui-widget-content"</text:span></text:span><text:span text:style-name="Source_20_Text"><text:span text:style-name="T3">&gt;</text:span></text:span><text:span text:style-name="Source_20_Text"><text:span text:style-name="T10">Item 3</text:span></text:span><text:span text:style-name="Source_20_Text"><text:span text:style-name="T3">&lt;/li&gt;</text:span></text:span></text:p>
      <text:p text:style-name="P4"><text:span text:style-name="Source_20_Text"><text:span text:style-name="T9"><text:s text:c="2"/></text:span></text:span><text:span text:style-name="Source_20_Text"><text:span text:style-name="T3">&lt;li </text:span></text:span><text:span text:style-name="Source_20_Text"><text:span text:style-name="T5">class</text:span></text:span><text:span text:style-name="Source_20_Text"><text:span text:style-name="T3">=</text:span></text:span><text:span text:style-name="Source_20_Text"><text:span text:style-name="T7">"ui-widget-content"</text:span></text:span><text:span text:style-name="Source_20_Text"><text:span text:style-name="T3">&gt;</text:span></text:span><text:span text:style-name="Source_20_Text"><text:span text:style-name="T10">Item 4</text:span></text:span><text:span text:style-name="Source_20_Text"><text:span text:style-name="T3">&lt;/li&gt;</text:span></text:span></text:p>
      <text:p text:style-name="P4"><text:span text:style-name="Source_20_Text"><text:span text:style-name="T9"><text:s text:c="2"/></text:span></text:span><text:span text:style-name="Source_20_Text"><text:span text:style-name="T3">&lt;li </text:span></text:span><text:span text:style-name="Source_20_Text"><text:span text:style-name="T5">class</text:span></text:span><text:span text:style-name="Source_20_Text"><text:span text:style-name="T3">=</text:span></text:span><text:span text:style-name="Source_20_Text"><text:span text:style-name="T7">"ui-widget-content"</text:span></text:span><text:span text:style-name="Source_20_Text"><text:span text:style-name="T3">&gt;</text:span></text:span><text:span text:style-name="Source_20_Text"><text:span text:style-name="T10">Item 5</text:span></text:span><text:span text:style-name="Source_20_Text"><text:span text:style-name="T3">&lt;/li&gt;</text:span></text:span></text:p>
      <text:p text:style-name="P4"><text:span text:style-name="Source_20_Text"><text:span text:style-name="T9"><text:s text:c="2"/></text:span></text:span><text:span text:style-name="Source_20_Text"><text:span text:style-name="T3">&lt;li </text:span></text:span><text:span text:style-name="Source_20_Text"><text:span text:style-name="T5">class</text:span></text:span><text:span text:style-name="Source_20_Text"><text:span text:style-name="T3">=</text:span></text:span><text:span text:style-name="Source_20_Text"><text:span text:style-name="T7">"ui-widget-content"</text:span></text:span><text:span text:style-name="Source_20_Text"><text:span text:style-name="T3">&gt;</text:span></text:span><text:span text:style-name="Source_20_Text"><text:span text:style-name="T10">Item 6</text:span></text:span><text:span text:style-name="Source_20_Text"><text:span text:style-name="T3">&lt;/li&gt;</text:span></text:span></text:p>
      <text:p text:style-name="P4"><text:span text:style-name="Source_20_Text"><text:span text:style-name="T9"><text:s text:c="2"/></text:span></text:span><text:span text:style-name="Source_20_Text"><text:span text:style-name="T3">&lt;li </text:span></text:span><text:span text:style-name="Source_20_Text"><text:span text:style-name="T5">class</text:span></text:span><text:span text:style-name="Source_20_Text"><text:span text:style-name="T3">=</text:span></text:span><text:span text:style-name="Source_20_Text"><text:span text:style-name="T7">"ui-widget-content"</text:span></text:span><text:span text:style-name="Source_20_Text"><text:span text:style-name="T3">&gt;</text:span></text:span><text:span text:style-name="Source_20_Text"><text:span text:style-name="T10">Item 7</text:span></text:span><text:span text:style-name="Source_20_Text"><text:span text:style-name="T3">&lt;/li&gt;</text:span></text:span></text:p>
      <text:p text:style-name="P4"><text:span text:style-name="Source_20_Text"><text:span text:style-name="T3">&lt;/ol&gt;</text:span></text:span></text:p>
      <text:p text:style-name="P4"><text:span text:style-name="Source_20_Text"><text:span text:style-name="T9"><text:s/></text:span></text:span></text:p>
      <text:p text:style-name="P4"><text:span text:style-name="Source_20_Text"><text:span text:style-name="T9"><text:s/></text:span></text:span></text:p>
      <text:p text:style-name="P4"><text:span text:style-name="Source_20_Text"><text:span text:style-name="T3">&lt;/body&gt;</text:span></text:span></text:p>
      <text:p text:style-name="P4"><text:span text:style-name="Source_20_Text"><text:span text:style-name="T3">&lt;/html&gt;</text:span></text:span>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1</text:p>
            <text:p text:style-name="P1">2</text:p>
            <text:p text:style-name="P1">3</text:p>
            <text:p text:style-name="P1">4</text:p>
            <text:p text:style-name="P1">5</text:p>
            <text:p text:style-name="P1">6</text:p>
            <text:p text:style-name="P1">7</text:p>
            <text:p text:style-name="P1">8</text:p>
            <text:p text:style-name="P1">9</text:p>
            <text:p text:style-name="P1">10</text:p>
            <text:p text:style-name="P1">11</text:p>
            <text:p text:style-name="P1">12</text:p>
            <text:p text:style-name="P1">13</text:p>
            <text:p text:style-name="P1">14</text:p>
            <text:p text:style-name="P1">15</text:p>
            <text:p text:style-name="P1">16</text:p>
            <text:p text:style-name="P1">17</text:p>
            <text:p text:style-name="P1">18</text:p>
            <text:p text:style-name="P1">19</text:p>
            <text:p text:style-name="P1">20</text:p>
            <text:p text:style-name="P1">21</text:p>
            <text:p text:style-name="P1">22</text:p>
            <text:p text:style-name="P1">23</text:p>
            <text:p text:style-name="P1">24</text:p>
            <text:p text:style-name="P1"><text:soft-page-break/>25</text:p>
            <text:p text:style-name="P1">26</text:p>
            <text:p text:style-name="P1">27</text:p>
            <text:p text:style-name="P1">28</text:p>
            <text:p text:style-name="P1">29</text:p>
            <text:p text:style-name="P1">30</text:p>
            <text:p text:style-name="P1">31</text:p>
            <text:p text:style-name="P1">32</text:p>
            <text:p text:style-name="P1">33</text:p>
            <text:p text:style-name="P1">34</text:p>
            <text:p text:style-name="P1">35</text:p>
            <text:p text:style-name="P1">36</text:p>
            <text:p text:style-name="P1">37</text:p>
          </table:table-cell>
          <table:table-cell table:style-name="Tabla1.B1" office:value-type="string">
            <text:p text:style-name="P3"><text:span text:style-name="Source_20_Text"><text:span text:style-name="T2">&lt;!doctype html&gt;</text:span></text:span></text:p>
            <text:p text:style-name="P3"><text:span text:style-name="Source_20_Text"><text:span text:style-name="T4">&lt;html </text:span></text:span><text:span text:style-name="Source_20_Text"><text:span text:style-name="T6">lang</text:span></text:span><text:span text:style-name="Source_20_Text"><text:span text:style-name="T4">=</text:span></text:span><text:span text:style-name="Source_20_Text"><text:span text:style-name="T8">"en"</text:span></text:span><text:span text:style-name="Source_20_Text"><text:span text:style-name="T4">&gt;</text:span></text:span></text:p>
            <text:p text:style-name="P3"><text:span text:style-name="Source_20_Text"><text:span text:style-name="T4">&lt;head&gt;</text:span></text:span></text:p>
            <text:p text:style-name="P3"><text:span text:style-name="Source_20_Text"><text:span text:style-name="T14"><text:s text:c="2"/></text:span></text:span><text:span text:style-name="Source_20_Text"><text:span text:style-name="T4">&lt;meta </text:span></text:span><text:span text:style-name="Source_20_Text"><text:span text:style-name="T6">charset</text:span></text:span><text:span text:style-name="Source_20_Text"><text:span text:style-name="T4">=</text:span></text:span><text:span text:style-name="Source_20_Text"><text:span text:style-name="T8">"utf-8"</text:span></text:span><text:span text:style-name="Source_20_Text"><text:span text:style-name="T4">&gt;</text:span></text:span></text:p>
            <text:p text:style-name="P3"><text:span text:style-name="Source_20_Text"><text:span text:style-name="T14"><text:s text:c="2"/></text:span></text:span><text:span text:style-name="Source_20_Text"><text:span text:style-name="T4">&lt;meta </text:span></text:span><text:span text:style-name="Source_20_Text"><text:span text:style-name="T6">name</text:span></text:span><text:span text:style-name="Source_20_Text"><text:span text:style-name="T4">=</text:span></text:span><text:span text:style-name="Source_20_Text"><text:span text:style-name="T8">"viewport"</text:span></text:span><text:span text:style-name="Source_20_Text"><text:span text:style-name="T4"> </text:span></text:span><text:span text:style-name="Source_20_Text"><text:span text:style-name="T6">content</text:span></text:span><text:span text:style-name="Source_20_Text"><text:span text:style-name="T4">=</text:span></text:span><text:span text:style-name="Source_20_Text"><text:span text:style-name="T8">"width=device-width, initial-scale=1"</text:span></text:span><text:span text:style-name="Source_20_Text"><text:span text:style-name="T4">&gt;</text:span></text:span></text:p>
            <text:p text:style-name="P3"><text:span text:style-name="Source_20_Text"><text:span text:style-name="T14"><text:s text:c="2"/></text:span></text:span><text:span text:style-name="Source_20_Text"><text:span text:style-name="T4">&lt;title&gt;</text:span></text:span><text:span text:style-name="Source_20_Text"><text:span text:style-name="T12">jQuery UI Sortable - Default functionality</text:span></text:span><text:span text:style-name="Source_20_Text"><text:span text:style-name="T4">&lt;/title&gt;</text:span></text:span></text:p>
            <text:p text:style-name="P3"><text:span text:style-name="Source_20_Text"><text:span text:style-name="T14"><text:s text:c="2"/></text:span></text:span><text:span text:style-name="Source_20_Text"><text:span text:style-name="T4">&lt;link </text:span></text:span><text:span text:style-name="Source_20_Text"><text:span text:style-name="T6">rel</text:span></text:span><text:span text:style-name="Source_20_Text"><text:span text:style-name="T4">=</text:span></text:span><text:span text:style-name="Source_20_Text"><text:span text:style-name="T8">"stylesheet"</text:span></text:span><text:span text:style-name="Source_20_Text"><text:span text:style-name="T4"> </text:span></text:span><text:span text:style-name="Source_20_Text"><text:span text:style-name="T6">href</text:span></text:span><text:span text:style-name="Source_20_Text"><text:span text:style-name="T4">=</text:span></text:span><text:span text:style-name="Source_20_Text"><text:span text:style-name="T8">"//code.jquery.com/ui/1.12.1/themes/base/jquery-ui.css"</text:span></text:span><text:span text:style-name="Source_20_Text"><text:span text:style-name="T4">&gt;</text:span></text:span></text:p>
            <text:p text:style-name="P3"><text:span text:style-name="Source_20_Text"><text:span text:style-name="T14"><text:s text:c="2"/></text:span></text:span><text:span text:style-name="Source_20_Text"><text:span text:style-name="T4">&lt;link </text:span></text:span><text:span text:style-name="Source_20_Text"><text:span text:style-name="T6">rel</text:span></text:span><text:span text:style-name="Source_20_Text"><text:span text:style-name="T4">=</text:span></text:span><text:span text:style-name="Source_20_Text"><text:span text:style-name="T8">"stylesheet"</text:span></text:span><text:span text:style-name="Source_20_Text"><text:span text:style-name="T4"> </text:span></text:span><text:span text:style-name="Source_20_Text"><text:span text:style-name="T6">href</text:span></text:span><text:span text:style-name="Source_20_Text"><text:span text:style-name="T4">=</text:span></text:span><text:span text:style-name="Source_20_Text"><text:span text:style-name="T8">"/resources/demos/style.css"</text:span></text:span><text:span text:style-name="Source_20_Text"><text:span text:style-name="T4">&gt;</text:span></text:span></text:p>
            <text:p text:style-name="P3"><text:span text:style-name="Source_20_Text"><text:span text:style-name="T14"><text:s text:c="2"/></text:span></text:span><text:span text:style-name="Source_20_Text"><text:span text:style-name="T4">&lt;style&gt;</text:span></text:span></text:p>
            <text:p text:style-name="P3"><text:span text:style-name="Source_20_Text"><text:span text:style-name="T14"><text:s text:c="2"/></text:span></text:span><text:span text:style-name="Source_20_Text"><text:span text:style-name="T16">#sortable</text:span></text:span><text:span text:style-name="Source_20_Text"><text:span text:style-name="T12"> { </text:span></text:span><text:span text:style-name="Source_20_Text"><text:span text:style-name="T6">list-style-type</text:span></text:span><text:span text:style-name="Source_20_Text"><text:span text:style-name="T12">: none; </text:span></text:span><text:span text:style-name="Source_20_Text"><text:span text:style-name="T6">margin</text:span></text:span><text:span text:style-name="Source_20_Text"><text:span text:style-name="T12">: </text:span></text:span><text:span text:style-name="Source_20_Text"><text:span text:style-name="T18">0</text:span></text:span><text:span text:style-name="Source_20_Text"><text:span text:style-name="T12">; </text:span></text:span><text:span text:style-name="Source_20_Text"><text:span text:style-name="T6">padding</text:span></text:span><text:span text:style-name="Source_20_Text"><text:span text:style-name="T12">: </text:span></text:span><text:span text:style-name="Source_20_Text"><text:span text:style-name="T18">0</text:span></text:span><text:span text:style-name="Source_20_Text"><text:span text:style-name="T12">; </text:span></text:span><text:span text:style-name="Source_20_Text"><text:span text:style-name="T6">width</text:span></text:span><text:span text:style-name="Source_20_Text"><text:span text:style-name="T12">: </text:span></text:span><text:span text:style-name="Source_20_Text"><text:span text:style-name="T18">60</text:span></text:span><text:span text:style-name="Source_20_Text"><text:span text:style-name="T12">%; }</text:span></text:span></text:p>
            <text:p text:style-name="P3"><text:span text:style-name="Source_20_Text"><text:span text:style-name="T14"><text:s text:c="2"/></text:span></text:span><text:span text:style-name="Source_20_Text"><text:span text:style-name="T16">#sortable</text:span></text:span><text:span text:style-name="Source_20_Text"><text:span text:style-name="T12"> </text:span></text:span><text:span text:style-name="Source_20_Text"><text:span text:style-name="T4">li</text:span></text:span><text:span text:style-name="Source_20_Text"><text:span text:style-name="T12"> { </text:span></text:span><text:span text:style-name="Source_20_Text"><text:span text:style-name="T6">margin</text:span></text:span><text:span text:style-name="Source_20_Text"><text:span text:style-name="T12">: </text:span></text:span><text:span text:style-name="Source_20_Text"><text:span text:style-name="T18">0</text:span></text:span><text:span text:style-name="Source_20_Text"><text:span text:style-name="T12"> </text:span></text:span><text:span text:style-name="Source_20_Text"><text:span text:style-name="T18">3</text:span></text:span><text:span text:style-name="Source_20_Text"><text:span text:style-name="T12">px </text:span></text:span><text:span text:style-name="Source_20_Text"><text:span text:style-name="T18">3</text:span></text:span><text:span text:style-name="Source_20_Text"><text:span text:style-name="T12">px </text:span></text:span><text:span text:style-name="Source_20_Text"><text:span text:style-name="T18">3</text:span></text:span><text:span text:style-name="Source_20_Text"><text:span text:style-name="T12">px; </text:span></text:span><text:span text:style-name="Source_20_Text"><text:span text:style-name="T6">padding</text:span></text:span><text:span text:style-name="Source_20_Text"><text:span text:style-name="T12">: </text:span></text:span><text:span text:style-name="Source_20_Text"><text:span text:style-name="T18">0.4</text:span></text:span><text:span text:style-name="Source_20_Text"><text:span text:style-name="T12">em; </text:span></text:span><text:span text:style-name="Source_20_Text"><text:span text:style-name="T6">padding-left</text:span></text:span><text:span text:style-name="Source_20_Text"><text:span text:style-name="T12">: </text:span></text:span><text:span text:style-name="Source_20_Text"><text:span text:style-name="T18">1.5</text:span></text:span><text:span text:style-name="Source_20_Text"><text:span text:style-name="T12">em; </text:span></text:span><text:span text:style-name="Source_20_Text"><text:span text:style-name="T6">font-size</text:span></text:span><text:span text:style-name="Source_20_Text"><text:span text:style-name="T12">: </text:span></text:span><text:span text:style-name="Source_20_Text"><text:span text:style-name="T18">1.4</text:span></text:span><text:span text:style-name="Source_20_Text"><text:span text:style-name="T12">em; </text:span></text:span><text:span text:style-name="Source_20_Text"><text:span text:style-name="T6">height</text:span></text:span><text:span text:style-name="Source_20_Text"><text:span text:style-name="T12">: </text:span></text:span><text:span text:style-name="Source_20_Text"><text:span text:style-name="T18">18</text:span></text:span><text:span text:style-name="Source_20_Text"><text:span text:style-name="T12">px; }</text:span></text:span></text:p>
            <text:p text:style-name="P3"><text:span text:style-name="Source_20_Text"><text:span text:style-name="T14"><text:s text:c="2"/></text:span></text:span><text:span text:style-name="Source_20_Text"><text:span text:style-name="T16">#sortable</text:span></text:span><text:span text:style-name="Source_20_Text"><text:span text:style-name="T12"> </text:span></text:span><text:span text:style-name="Source_20_Text"><text:span text:style-name="T4">li</text:span></text:span><text:span text:style-name="Source_20_Text"><text:span text:style-name="T12"> </text:span></text:span><text:span text:style-name="Source_20_Text"><text:span text:style-name="T4">span</text:span></text:span><text:span text:style-name="Source_20_Text"><text:span text:style-name="T12"> { </text:span></text:span><text:span text:style-name="Source_20_Text"><text:span text:style-name="T6">position</text:span></text:span><text:span text:style-name="Source_20_Text"><text:span text:style-name="T12">: absolute; </text:span></text:span><text:span text:style-name="Source_20_Text"><text:span text:style-name="T6">margin-left</text:span></text:span><text:span text:style-name="Source_20_Text"><text:span text:style-name="T12">: -</text:span></text:span><text:span text:style-name="Source_20_Text"><text:span text:style-name="T18">1.3</text:span></text:span><text:span text:style-name="Source_20_Text"><text:span text:style-name="T12">em; }</text:span></text:span></text:p>
            <text:p text:style-name="P3"><text:span text:style-name="Source_20_Text"><text:span text:style-name="T14"><text:s text:c="2"/></text:span></text:span><text:span text:style-name="Source_20_Text"><text:span text:style-name="T4">&lt;/style&gt;</text:span></text:span></text:p>
            <text:p text:style-name="P3"><text:span text:style-name="Source_20_Text"><text:span text:style-name="T14"><text:s text:c="2"/></text:span></text:span><text:span text:style-name="Source_20_Text"><text:span text:style-name="T4">&lt;script </text:span></text:span><text:span text:style-name="Source_20_Text"><text:span text:style-name="T6">src</text:span></text:span><text:span text:style-name="Source_20_Text"><text:span text:style-name="T4">=</text:span></text:span><text:span text:style-name="Source_20_Text"><text:span text:style-name="T8">"https://code.jquery.com/jquery-1.12.4.js"</text:span></text:span><text:span text:style-name="Source_20_Text"><text:span text:style-name="T4">&gt;&lt;/script&gt;</text:span></text:span></text:p>
            <text:p text:style-name="P3"><text:span text:style-name="Source_20_Text"><text:span text:style-name="T14"><text:s text:c="2"/></text:span></text:span><text:span text:style-name="Source_20_Text"><text:span text:style-name="T4">&lt;script </text:span></text:span><text:span text:style-name="Source_20_Text"><text:span text:style-name="T6">src</text:span></text:span><text:span text:style-name="Source_20_Text"><text:span text:style-name="T4">=</text:span></text:span><text:span text:style-name="Source_20_Text"><text:span text:style-name="T8">"https://code.jquery.com/ui/1.12.1/jquery-ui.js"</text:span></text:span><text:span text:style-name="Source_20_Text"><text:span text:style-name="T4">&gt;&lt;/script&gt;</text:span></text:span></text:p>
            <text:p text:style-name="P3"><text:span text:style-name="Source_20_Text"><text:span text:style-name="T14"><text:s text:c="2"/></text:span></text:span><text:span text:style-name="Source_20_Text"><text:span text:style-name="T4">&lt;script&gt;</text:span></text:span></text:p>
            <text:p text:style-name="P3"><text:span text:style-name="Source_20_Text"><text:span text:style-name="T14"><text:s text:c="2"/></text:span></text:span><text:span text:style-name="Source_20_Text"><text:span text:style-name="T12">$( </text:span></text:span><text:span text:style-name="Source_20_Text"><text:span text:style-name="T13">function</text:span></text:span><text:span text:style-name="Source_20_Text"><text:span text:style-name="T12">() {</text:span></text:span></text:p>
            <text:p text:style-name="P3"><text:span text:style-name="Source_20_Text"><text:span text:style-name="T14"><text:s text:c="4"/></text:span></text:span><text:span text:style-name="Source_20_Text"><text:span text:style-name="T12">$( </text:span></text:span><text:span text:style-name="Source_20_Text"><text:span text:style-name="T8">"#sortable"</text:span></text:span><text:span text:style-name="Source_20_Text"><text:span text:style-name="T12"> ).sortable();</text:span></text:span></text:p>
            <text:p text:style-name="P3"><text:span text:style-name="Source_20_Text"><text:span text:style-name="T14"><text:s text:c="4"/></text:span></text:span><text:span text:style-name="Source_20_Text"><text:span text:style-name="T12">$( </text:span></text:span><text:span text:style-name="Source_20_Text"><text:span text:style-name="T8">"#sortable"</text:span></text:span><text:span text:style-name="Source_20_Text"><text:span text:style-name="T12"> ).disableSelection();</text:span></text:span></text:p>
            <text:p text:style-name="P3"><text:span text:style-name="Source_20_Text"><text:span text:style-name="T14"><text:s text:c="2"/></text:span></text:span><text:span text:style-name="Source_20_Text"><text:span text:style-name="T12">} );</text:span></text:span></text:p>
            <text:p text:style-name="P3"><text:span text:style-name="Source_20_Text"><text:span text:style-name="T14"><text:s text:c="2"/></text:span></text:span><text:span text:style-name="Source_20_Text"><text:span text:style-name="T4">&lt;/script&gt;</text:span></text:span></text:p>
            <text:p text:style-name="P3"><text:span text:style-name="Source_20_Text"><text:span text:style-name="T4">&lt;/head&gt;</text:span></text:span></text:p>
            <text:p text:style-name="P3"><text:span text:style-name="Source_20_Text"><text:span text:style-name="T4">&lt;body&gt;</text:span></text:span></text:p>
            <text:p text:style-name="P3"><text:span text:style-name="Source_20_Text"><text:span text:style-name="T14"><text:s/></text:span></text:span></text:p>
            <text:p text:style-name="P3"><text:span text:style-name="Source_20_Text"><text:span text:style-name="T4">&lt;ul </text:span></text:span><text:span text:style-name="Source_20_Text"><text:span text:style-name="T6">id</text:span></text:span><text:span text:style-name="Source_20_Text"><text:span text:style-name="T4">=</text:span></text:span><text:span text:style-name="Source_20_Text"><text:span text:style-name="T8">"sortable"</text:span></text:span><text:span text:style-name="Source_20_Text"><text:span text:style-name="T4">&gt;</text:span></text:span></text:p>
            <text:p text:style-name="P3"><text:span text:style-name="Source_20_Text"><text:span text:style-name="T14"><text:s text:c="2"/></text:span></text:span><text:span text:style-name="Source_20_Text"><text:span text:style-name="T4">&lt;li </text:span></text:span><text:span text:style-name="Source_20_Text"><text:span text:style-name="T6">class</text:span></text:span><text:span text:style-name="Source_20_Text"><text:span text:style-name="T4">=</text:span></text:span><text:span text:style-name="Source_20_Text"><text:span text:style-name="T8">"ui-state-default"</text:span></text:span><text:span text:style-name="Source_20_Text"><text:span text:style-name="T4">&gt;&lt;span </text:span></text:span><text:span text:style-name="Source_20_Text"><text:span text:style-name="T6">class</text:span></text:span><text:span text:style-name="Source_20_Text"><text:span text:style-name="T4">=</text:span></text:span><text:span text:style-name="Source_20_Text"><text:span text:style-name="T8">"ui-icon ui-icon-arrowthick-2-n-s"</text:span></text:span><text:span text:style-name="Source_20_Text"><text:span text:style-name="T4">&gt;&lt;/span&gt;</text:span></text:span><text:span text:style-name="Source_20_Text"><text:span text:style-name="T12">Item 1</text:span></text:span><text:span text:style-name="Source_20_Text"><text:span text:style-name="T4">&lt;/li&gt;</text:span></text:span></text:p>
            <text:p text:style-name="P3"><text:span text:style-name="Source_20_Text"><text:span text:style-name="T14"><text:s text:c="2"/></text:span></text:span><text:span text:style-name="Source_20_Text"><text:span text:style-name="T4">&lt;li </text:span></text:span><text:span text:style-name="Source_20_Text"><text:span text:style-name="T6">class</text:span></text:span><text:span text:style-name="Source_20_Text"><text:span text:style-name="T4">=</text:span></text:span><text:span text:style-name="Source_20_Text"><text:span text:style-name="T8">"ui-state-default"</text:span></text:span><text:span text:style-name="Source_20_Text"><text:span text:style-name="T4">&gt;&lt;span </text:span></text:span><text:span text:style-name="Source_20_Text"><text:span text:style-name="T6">class</text:span></text:span><text:span text:style-name="Source_20_Text"><text:span text:style-name="T4">=</text:span></text:span><text:span text:style-name="Source_20_Text"><text:span text:style-name="T8">"ui-icon ui-icon-arrowthick-2-n-s"</text:span></text:span><text:span text:style-name="Source_20_Text"><text:span text:style-name="T4">&gt;&lt;/span&gt;</text:span></text:span><text:span text:style-name="Source_20_Text"><text:span text:style-name="T12">Item 2</text:span></text:span><text:span text:style-name="Source_20_Text"><text:span text:style-name="T4">&lt;/li&gt;</text:span></text:span></text:p>
            <text:p text:style-name="P3"><text:soft-page-break/><text:span text:style-name="Source_20_Text"><text:span text:style-name="T14"><text:s text:c="2"/></text:span></text:span><text:span text:style-name="Source_20_Text"><text:span text:style-name="T4">&lt;li </text:span></text:span><text:span text:style-name="Source_20_Text"><text:span text:style-name="T6">class</text:span></text:span><text:span text:style-name="Source_20_Text"><text:span text:style-name="T4">=</text:span></text:span><text:span text:style-name="Source_20_Text"><text:span text:style-name="T8">"ui-state-default"</text:span></text:span><text:span text:style-name="Source_20_Text"><text:span text:style-name="T4">&gt;&lt;span </text:span></text:span><text:span text:style-name="Source_20_Text"><text:span text:style-name="T6">class</text:span></text:span><text:span text:style-name="Source_20_Text"><text:span text:style-name="T4">=</text:span></text:span><text:span text:style-name="Source_20_Text"><text:span text:style-name="T8">"ui-icon ui-icon-arrowthick-2-n-s"</text:span></text:span><text:span text:style-name="Source_20_Text"><text:span text:style-name="T4">&gt;&lt;/span&gt;</text:span></text:span><text:span text:style-name="Source_20_Text"><text:span text:style-name="T12">Item 3</text:span></text:span><text:span text:style-name="Source_20_Text"><text:span text:style-name="T4">&lt;/li&gt;</text:span></text:span></text:p>
            <text:p text:style-name="P3"><text:span text:style-name="Source_20_Text"><text:span text:style-name="T14"><text:s text:c="2"/></text:span></text:span><text:span text:style-name="Source_20_Text"><text:span text:style-name="T4">&lt;li </text:span></text:span><text:span text:style-name="Source_20_Text"><text:span text:style-name="T6">class</text:span></text:span><text:span text:style-name="Source_20_Text"><text:span text:style-name="T4">=</text:span></text:span><text:span text:style-name="Source_20_Text"><text:span text:style-name="T8">"ui-state-default"</text:span></text:span><text:span text:style-name="Source_20_Text"><text:span text:style-name="T4">&gt;&lt;span </text:span></text:span><text:span text:style-name="Source_20_Text"><text:span text:style-name="T6">class</text:span></text:span><text:span text:style-name="Source_20_Text"><text:span text:style-name="T4">=</text:span></text:span><text:span text:style-name="Source_20_Text"><text:span text:style-name="T8">"ui-icon ui-icon-arrowthick-2-n-s"</text:span></text:span><text:span text:style-name="Source_20_Text"><text:span text:style-name="T4">&gt;&lt;/span&gt;</text:span></text:span><text:span text:style-name="Source_20_Text"><text:span text:style-name="T12">Item 4</text:span></text:span><text:span text:style-name="Source_20_Text"><text:span text:style-name="T4">&lt;/li&gt;</text:span></text:span></text:p>
            <text:p text:style-name="P3"><text:span text:style-name="Source_20_Text"><text:span text:style-name="T14"><text:s text:c="2"/></text:span></text:span><text:span text:style-name="Source_20_Text"><text:span text:style-name="T4">&lt;li </text:span></text:span><text:span text:style-name="Source_20_Text"><text:span text:style-name="T6">class</text:span></text:span><text:span text:style-name="Source_20_Text"><text:span text:style-name="T4">=</text:span></text:span><text:span text:style-name="Source_20_Text"><text:span text:style-name="T8">"ui-state-default"</text:span></text:span><text:span text:style-name="Source_20_Text"><text:span text:style-name="T4">&gt;&lt;span </text:span></text:span><text:span text:style-name="Source_20_Text"><text:span text:style-name="T6">class</text:span></text:span><text:span text:style-name="Source_20_Text"><text:span text:style-name="T4">=</text:span></text:span><text:span text:style-name="Source_20_Text"><text:span text:style-name="T8">"ui-icon ui-icon-arrowthick-2-n-s"</text:span></text:span><text:span text:style-name="Source_20_Text"><text:span text:style-name="T4">&gt;&lt;/span&gt;</text:span></text:span><text:span text:style-name="Source_20_Text"><text:span text:style-name="T12">Item 5</text:span></text:span><text:span text:style-name="Source_20_Text"><text:span text:style-name="T4">&lt;/li&gt;</text:span></text:span></text:p>
            <text:p text:style-name="P3"><text:span text:style-name="Source_20_Text"><text:span text:style-name="T14"><text:s text:c="2"/></text:span></text:span><text:span text:style-name="Source_20_Text"><text:span text:style-name="T4">&lt;li </text:span></text:span><text:span text:style-name="Source_20_Text"><text:span text:style-name="T6">class</text:span></text:span><text:span text:style-name="Source_20_Text"><text:span text:style-name="T4">=</text:span></text:span><text:span text:style-name="Source_20_Text"><text:span text:style-name="T8">"ui-state-default"</text:span></text:span><text:span text:style-name="Source_20_Text"><text:span text:style-name="T4">&gt;&lt;span </text:span></text:span><text:span text:style-name="Source_20_Text"><text:span text:style-name="T6">class</text:span></text:span><text:span text:style-name="Source_20_Text"><text:span text:style-name="T4">=</text:span></text:span><text:span text:style-name="Source_20_Text"><text:span text:style-name="T8">"ui-icon ui-icon-arrowthick-2-n-s"</text:span></text:span><text:span text:style-name="Source_20_Text"><text:span text:style-name="T4">&gt;&lt;/span&gt;</text:span></text:span><text:span text:style-name="Source_20_Text"><text:span text:style-name="T12">Item 6</text:span></text:span><text:span text:style-name="Source_20_Text"><text:span text:style-name="T4">&lt;/li&gt;</text:span></text:span></text:p>
            <text:p text:style-name="P3"><text:span text:style-name="Source_20_Text"><text:span text:style-name="T14"><text:s text:c="2"/></text:span></text:span><text:span text:style-name="Source_20_Text"><text:span text:style-name="T4">&lt;li </text:span></text:span><text:span text:style-name="Source_20_Text"><text:span text:style-name="T6">class</text:span></text:span><text:span text:style-name="Source_20_Text"><text:span text:style-name="T4">=</text:span></text:span><text:span text:style-name="Source_20_Text"><text:span text:style-name="T8">"ui-state-default"</text:span></text:span><text:span text:style-name="Source_20_Text"><text:span text:style-name="T4">&gt;&lt;span </text:span></text:span><text:span text:style-name="Source_20_Text"><text:span text:style-name="T6">class</text:span></text:span><text:span text:style-name="Source_20_Text"><text:span text:style-name="T4">=</text:span></text:span><text:span text:style-name="Source_20_Text"><text:span text:style-name="T8">"ui-icon ui-icon-arrowthick-2-n-s"</text:span></text:span><text:span text:style-name="Source_20_Text"><text:span text:style-name="T4">&gt;&lt;/span&gt;</text:span></text:span><text:span text:style-name="Source_20_Text"><text:span text:style-name="T12">Item 7</text:span></text:span><text:span text:style-name="Source_20_Text"><text:span text:style-name="T4">&lt;/li&gt;</text:span></text:span></text:p>
            <text:p text:style-name="P3"><text:span text:style-name="Source_20_Text"><text:span text:style-name="T4">&lt;/ul&gt;</text:span></text:span></text:p>
            <text:p text:style-name="P3"><text:span text:style-name="Source_20_Text"><text:span text:style-name="T14"><text:s/></text:span></text:span></text:p>
            <text:p text:style-name="P3"><text:span text:style-name="Source_20_Text"><text:span text:style-name="T14"><text:s/></text:span></text:span></text:p>
            <text:p text:style-name="P3"><text:span text:style-name="Source_20_Text"><text:span text:style-name="T4">&lt;/body&gt;</text:span></text:span></text:p>
            <text:p text:style-name="P3"><text:span text:style-name="Source_20_Text"><text:span text:style-name="T4">&lt;/html&gt;</text:span></text:span></text:p>
          </table:table-cell>
        </table:table-row>
      </table:table>
      <text:p text:style-name="Standard"/>
      <text:p text:style-name="Standard"/>
      <text:p text:style-name="Standard"/>
      <text:p text:style-name="Standard">&lt;!doctype html&gt;</text:p>
      <text:p text:style-name="Standard">&lt;html lang="en"&gt;</text:p>
      <text:p text:style-name="Standard"/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"&gt;</text:p>
      <text:p text:style-name="Standard"><text:s text:c="4"/>&lt;title&gt;jQuery UI Draggable - Default functionality&lt;/title&gt;</text:p>
      <text:p text:style-name="Standard"><text:s text:c="4"/>&lt;link rel="stylesheet" href="//code.jquery.com/ui/1.12.1/themes/base/jquery-ui.css"&gt;</text:p>
      <text:p text:style-name="Standard"><text:s text:c="4"/>&lt;link rel="stylesheet" href="/resources/demos/style.css"&gt;</text:p>
      <text:p text:style-name="Standard"><text:s text:c="4"/>&lt;style&gt;</text:p>
      <text:p text:style-name="Standard"><text:s text:c="8"/>.mia {</text:p>
      <text:p text:style-name="Standard"><text:s text:c="12"/>width: 150px;</text:p>
      <text:p text:style-name="Standard"><text:s text:c="12"/>height: 150px;</text:p>
      <text:p text:style-name="Standard"><text:s text:c="12"/>padding: 0.5em;</text:p>
      <text:p text:style-name="Standard"><text:s text:c="8"/>}</text:p>
      <text:p text:style-name="Standard"><text:s text:c="4"/>&lt;/style&gt;</text:p>
      <text:p text:style-name="Standard"><text:s text:c="4"/>&lt;script src="https://code.jquery.com/jquery-1.12.4.js"&gt;&lt;/script&gt;</text:p>
      <text:p text:style-name="Standard"><text:s text:c="4"/>&lt;script src="https://code.jquery.com/ui/1.12.1/jquery-ui.js"&gt;&lt;/script&gt;</text:p>
      <text:p text:style-name="Standard"><text:s text:c="4"/>&lt;script&gt;</text:p>
      <text:p text:style-name="Standard"><text:s text:c="8"/>$(function() {</text:p>
      <text:p text:style-name="Standard"><text:s text:c="12"/>$("#draggable").draggable();</text:p>
      <text:p text:style-name="Standard"><text:s text:c="8"/>});</text:p>
      <text:p text:style-name="Standard"><text:s text:c="8"/>$(function() {</text:p>
      <text:p text:style-name="Standard"><text:s text:c="12"/>$("#draggable-axi").draggable({ axis: "x" });</text:p>
      <text:p text:style-name="Standard"><text:s text:c="8"/>});</text:p>
      <text:p text:style-name="Standard"><text:s text:c="8"/>$(function() {</text:p>
      <text:p text:style-name="Standard"><text:s text:c="12"/>$("#draggable-cancel").draggable({ cancel: ".no" });</text:p>
      <text:p text:style-name="Standard"><text:s text:c="8"/>});</text:p>
      <text:p text:style-name="Standard"><text:s text:c="8"/>$(function() {</text:p>
      <text:p text:style-name="Standard"><text:s text:c="12"/>$("#draggable-disable").draggable({ disabled: true });</text:p>
      <text:p text:style-name="Standard"><text:s text:c="8"/>});</text:p>
      <text:p text:style-name="Standard"><text:s text:c="8"/>$(function() {</text:p>
      <text:p text:style-name="Standard"><text:soft-page-break/><text:s text:c="12"/>$("#draggable-opacity").draggable({ opacity: 0.35 });</text:p>
      <text:p text:style-name="Standard"><text:s text:c="8"/>});</text:p>
      <text:p text:style-name="Standard"><text:s text:c="9"/>$(function() {</text:p>
      <text:p text:style-name="Standard"><text:s text:c="12"/>$("#draggable-zindex").draggable({zIndex: 100 });</text:p>
      <text:p text:style-name="Standard"><text:s text:c="8"/>});</text:p>
      <text:p text:style-name="Standard"><text:s text:c="7"/></text:p>
      <text:p text:style-name="Standard"><text:s text:c="4"/>&lt;/script&gt;</text:p>
      <text:p text:style-name="Standard">&lt;/head&gt;</text:p>
      <text:p text:style-name="Standard"/>
      <text:p text:style-name="Standard">&lt;body&gt;</text:p>
      <text:p text:style-name="Standard"><text:s text:c="4"/>&lt;h1&gt;Métodos de Draggable.&lt;/h1&gt;</text:p>
      <text:p text:style-name="Standard"><text:s text:c="8"/>&lt;ul&gt;</text:p>
      <text:p text:style-name="Standard"><text:s text:c="9"/>&lt;li&gt;$ (selector) .draggable ("destroy"); Elimina la funcionalidad que pueden arrastrarse por completo. Esta opción hace regresar al elemento seleccionado de nuevo a su estado inicial.&lt;/li&gt;</text:p>
      <text:p text:style-name="Standard"><text:s text:c="8"/>&lt;li&gt;$ (selector) .draggable ("disable "); Deshabilita el elemento arrastrable.&lt;/li&gt;</text:p>
      <text:p text:style-name="Standard"><text:s text:c="8"/>&lt;li&gt;$ (selector) .draggable ("enable"); Activa el elemento arrastrable.&lt;/li&gt;</text:p>
      <text:p text:style-name="Standard"><text:s text:c="8"/>&lt;li&gt;$ (selector).draggable ("opción", OptionName, "valor"); Obtiene o establece cualquier opción en el elemento arrastrable. el tercer argumento se puede omitir. De otro modo, si se establece valor, al OptionName se agrega el valor proporcionado</text:p>
      <text:p text:style-name="Standard"><text:s text:c="8"/>&lt;li&gt;$ (selector) .draggable ("widget"); Devuelve el elemento .ui.draggable. <text:s/>&lt;/li&gt; </text:p>
      <text:p text:style-name="Standard"><text:s text:c="8"/>&lt;/ul&gt;</text:p>
      <text:p text:style-name="Standard"><text:s text:c="6"/></text:p>
      <text:p text:style-name="Standard"><text:s text:c="4"/>&lt;div id="draggable" class="ui-widget-content mia"&gt;</text:p>
      <text:p text:style-name="Standard"><text:s text:c="8"/>&lt;p&gt;Drag me around&lt;/p&gt;</text:p>
      <text:p text:style-name="Standard"><text:s text:c="4"/>&lt;/div&gt;</text:p>
      <text:p text:style-name="Standard"><text:s text:c="4"/>&lt;div id="draggable-axi" class="ui-widget-content mia"&gt;</text:p>
      <text:p text:style-name="Standard"><text:s text:c="8"/>&lt;p&gt;Drag me around&lt;/p&gt;</text:p>
      <text:p text:style-name="Standard"><text:s text:c="4"/>&lt;/div&gt;</text:p>
      <text:p text:style-name="Standard"><text:s text:c="4"/>&lt;div id="draggable-cancel" class="ui-widget-content mia"&gt;</text:p>
      <text:p text:style-name="Standard"><text:s text:c="8"/>&lt;p class="no"&gt;No aquí Drag me around&lt;/p&gt;</text:p>
      <text:p text:style-name="Standard"><text:s text:c="4"/>&lt;/div&gt;</text:p>
      <text:p text:style-name="Standard"><text:s text:c="4"/>&lt;div id="draggable-disable" class="ui-widget-content mia"&gt;</text:p>
      <text:p text:style-name="Standard"><text:s text:c="8"/>&lt;p &gt;No Drag me around&lt;/p&gt;</text:p>
      <text:p text:style-name="Standard"><text:s text:c="4"/>&lt;/div&gt;</text:p>
      <text:p text:style-name="Standard"><text:s text:c="4"/>&lt;div id="draggable-opacity" class="ui-widget-content mia"&gt;</text:p>
      <text:p text:style-name="Standard"><text:s text:c="8"/>&lt;p&gt;Drag me around&lt;/p&gt;</text:p>
      <text:p text:style-name="Standard"><text:s text:c="4"/>&lt;/div&gt;</text:p>
      <text:p text:style-name="Standard"><text:s text:c="4"/>&lt;div id="draggable-zindex" class="ui-widget-content mia"&gt;</text:p>
      <text:p text:style-name="Standard"><text:s text:c="8"/>&lt;p&gt;Drag me around&lt;/p&gt;</text:p>
      <text:p text:style-name="Standard"><text:s text:c="4"/>&lt;/div&gt;</text:p>
      <text:p text:style-name="Standard"><text:s text:c="4"/>&lt;/body&gt;</text:p>
      <text:p text:style-name="Standard"/>
      <text:p text:style-name="Standard">&lt;/html&gt;</text:p>
      <text:p text:style-name="Standard"/>
      <text:p text:style-name="Standard"/>
      <text:p text:style-name="Standard"/>
      <text:p text:style-name="Standard"/>
      <text:p text:style-name="Standard">&lt;!doctype html&gt;</text:p>
      <text:p text:style-name="Standard">&lt;html lang="en"&gt;</text:p>
      <text:p text:style-name="Standard"><text:soft-page-break/>&lt;head&gt;</text:p>
      <text:p text:style-name="Standard"><text:s text:c="2"/>&lt;meta charset="utf-8"&gt;</text:p>
      <text:p text:style-name="Standard"><text:s text:c="2"/>&lt;meta name="viewport" content="width=device-width, initial-scale=1"&gt;</text:p>
      <text:p text:style-name="Standard"><text:s text:c="2"/>&lt;title&gt;jQuery UI Droppable - Default functionality&lt;/title&gt;</text:p>
      <text:p text:style-name="Standard"><text:s text:c="2"/>&lt;link rel="stylesheet" href="//code.jquery.com/ui/1.12.1/themes/base/jquery-ui.css"&gt;</text:p>
      <text:p text:style-name="Standard"><text:s text:c="2"/>&lt;link rel="stylesheet" href="/resources/demos/style.css"&gt;</text:p>
      <text:p text:style-name="Standard"><text:s text:c="2"/>&lt;style&gt;</text:p>
      <text:p text:style-name="Standard"><text:s text:c="2"/>#draggable { width: 100px; height: 100px; padding: 0.5em; float: left; margin: 10px 10px 10px 0; }</text:p>
      <text:p text:style-name="Standard"><text:s text:c="2"/>#droppable { width: 150px; height: 150px; padding: 0.5em; float: left; margin: 10px; }</text:p>
      <text:p text:style-name="Standard"><text:s text:c="2"/>&lt;/style&gt;</text:p>
      <text:p text:style-name="Standard"><text:s text:c="2"/>&lt;script src="https://code.jquery.com/jquery-1.12.4.js"&gt;&lt;/script&gt;</text:p>
      <text:p text:style-name="Standard"><text:s text:c="2"/>&lt;script src="https://code.jquery.com/ui/1.12.1/jquery-ui.js"&gt;&lt;/script&gt;</text:p>
      <text:p text:style-name="Standard"><text:s text:c="2"/>&lt;script&gt;</text:p>
      <text:p text:style-name="Standard"><text:s text:c="2"/>$( function() {</text:p>
      <text:p text:style-name="Standard"><text:s text:c="4"/>$( "#draggable" ).draggable();</text:p>
      <text:p text:style-name="Standard"><text:s text:c="4"/>$( "#droppable" ).droppable({</text:p>
      <text:p text:style-name="Standard"><text:s text:c="6"/>drop: function( event, ui ) {</text:p>
      <text:p text:style-name="Standard"><text:s text:c="12"/>$( this ) .addClass( "ui-state-highlight" )</text:p>
      <text:p text:style-name="Standard"><text:s text:c="12"/>$( this ).find( "p" ).html( "Dropped!" );</text:p>
      <text:p text:style-name="Standard"><text:s text:c="12"/>ui.draggable.html("Me han soltado");</text:p>
      <text:p text:style-name="Standard"><text:s text:c="10"/></text:p>
      <text:p text:style-name="Standard"><text:s text:c="12"/>alert(ui.draggable.attr('id'));</text:p>
      <text:p text:style-name="Standard"><text:s text:c="6"/>}</text:p>
      <text:p text:style-name="Standard"><text:s text:c="4"/>});</text:p>
      <text:p text:style-name="Standard"><text:s text:c="2"/>} );</text:p>
      <text:p text:style-name="Standard"><text:s text:c="2"/>&lt;/script&gt;</text:p>
      <text:p text:style-name="Standard">&lt;/head&gt;</text:p>
      <text:p text:style-name="Standard">&lt;body&gt;</text:p>
      <text:p text:style-name="Standard"><text:s/></text:p>
      <text:p text:style-name="Standard">&lt;div id="draggable" class="ui-widget-content"&gt;</text:p>
      <text:p text:style-name="Standard"><text:s text:c="2"/>&lt;p&gt;Drag me to my target&lt;/p&gt;</text:p>
      <text:p text:style-name="Standard">&lt;/div&gt;</text:p>
      <text:p text:style-name="Standard"><text:s/></text:p>
      <text:p text:style-name="Standard">&lt;div id="droppable" class="ui-widget-header"&gt;</text:p>
      <text:p text:style-name="Standard"><text:s text:c="2"/>&lt;p&gt;Drop here&lt;/p&gt;</text:p>
      <text:p text:style-name="Standard">&lt;/div&gt;</text:p>
      <text:p text:style-name="Standard"><text:s/></text:p>
      <text:p text:style-name="Standard"><text:s/>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-code-pro" svg:font-family="source-code-pro, Consolas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164cm" fo:margin-right="1.9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9:40:48.972086789</meta:creation-date>
    <dc:date>2020-02-05T19:43:35.002632292</dc:date>
    <meta:editing-duration>PT2M47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5" meta:paragraph-count="254" meta:word-count="674" meta:character-count="7556" meta:non-whitespace-character-count="6404"/>
  </office:meta>
</office:document-meta>
</file>